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GB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 fo:language="en" fo:country="GB"/>
    </style:style>
    <style:style style:name="P3" style:parent-style-name="Normal" style:family="paragraph">
      <style:text-properties style:font-name="Arial" style:font-name-complex="Arial" fo:language="en" fo:country="GB"/>
    </style:style>
    <style:style style:name="P4" style:parent-style-name="Normal" style:family="paragraph">
      <style:text-properties style:font-name="Arial" style:font-name-complex="Arial" fo:language="en" fo:country="GB"/>
    </style:style>
    <style:style style:name="P5" style:parent-style-name="Normal" style:family="paragraph">
      <style:text-properties style:font-name="Arial" style:font-name-complex="Arial" fo:language="en" fo:country="GB"/>
    </style:style>
    <style:style style:name="P6" style:parent-style-name="Normal" style:family="paragraph">
      <style:text-properties style:font-name="Arial" style:font-name-complex="Arial" fo:font-weight="bold" style:font-weight-asian="bold" style:font-weight-complex="bold" fo:language="en" fo:country="GB"/>
    </style:style>
    <style:style style:name="P7" style:parent-style-name="Normal" style:family="paragraph">
      <style:text-properties style:font-name="Arial" style:font-name-complex="Arial" fo:language="en" fo:country="GB"/>
    </style:style>
    <style:style style:name="P8" style:parent-style-name="Normal" style:family="paragraph">
      <style:text-properties style:font-name="Arial" style:font-name-complex="Arial" fo:language="en" fo:country="GB"/>
    </style:style>
    <style:style style:name="P9" style:parent-style-name="Normal" style:family="paragraph">
      <style:text-properties style:font-name="Arial" style:font-name-complex="Arial" fo:font-weight="bold" style:font-weight-asian="bold" style:font-weight-complex="bold" fo:language="en" fo:country="GB"/>
    </style:style>
    <style:style style:name="P10" style:parent-style-name="Normal" style:family="paragraph">
      <style:text-properties style:font-name="Arial" style:font-name-complex="Arial" fo:language="en" fo:country="GB"/>
    </style:style>
    <style:style style:name="P11" style:parent-style-name="Normal" style:family="paragraph">
      <style:text-properties style:font-name="Arial" style:font-name-complex="Arial" fo:language="en" fo:country="GB"/>
    </style:style>
    <style:style style:name="P12" style:parent-style-name="Normal" style:family="paragraph">
      <style:text-properties style:font-name="Arial" style:font-name-complex="Arial" fo:language="en" fo:country="GB"/>
    </style:style>
    <style:style style:name="P13" style:parent-style-name="Normal" style:family="paragraph">
      <style:text-properties style:font-name="Arial" style:font-name-complex="Arial" fo:language="en" fo:country="GB"/>
    </style:style>
    <style:style style:name="P14" style:parent-style-name="Normal" style:family="paragraph">
      <style:text-properties style:font-name="Arial" style:font-name-complex="Arial" fo:language="en" fo:country="GB"/>
    </style:style>
    <style:style style:name="P15" style:parent-style-name="Normal" style:family="paragraph">
      <style:text-properties style:font-name="Arial" style:font-name-complex="Arial" fo:language="en" fo:country="GB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language="en" fo:country="GB"/>
    </style:style>
    <style:style style:name="P17" style:parent-style-name="Normal" style:family="paragraph">
      <style:text-properties style:font-name="Arial" style:font-name-complex="Arial" fo:language="en" fo:country="GB"/>
    </style:style>
    <style:style style:name="P18" style:parent-style-name="Normal" style:family="paragraph">
      <style:text-properties style:font-name="Arial" style:font-name-complex="Arial" fo:language="en" fo:country="GB"/>
    </style:style>
    <style:style style:name="P19" style:parent-style-name="Normal" style:family="paragraph">
      <style:text-properties style:font-name="Arial" style:font-name-complex="Arial" fo:language="en" fo:country="GB"/>
    </style:style>
    <style:style style:name="P20" style:parent-style-name="Normal" style:family="paragraph">
      <style:text-properties style:font-name="Arial" style:font-name-complex="Arial" fo:language="en" fo:country="GB"/>
    </style:style>
    <style:style style:name="P21" style:parent-style-name="Normal" style:family="paragraph">
      <style:text-properties style:font-name="Arial" style:font-name-complex="Arial" fo:language="en" fo:country="GB"/>
    </style:style>
    <style:style style:name="P22" style:parent-style-name="Normal" style:family="paragraph">
      <style:text-properties style:font-name="Arial" style:font-name-complex="Arial" fo:language="en" fo:country="GB"/>
    </style:style>
    <style:style style:name="P23" style:parent-style-name="Normal" style:family="paragraph">
      <style:text-properties style:font-name="Arial" style:font-name-complex="Arial" fo:language="en" fo:country="GB"/>
    </style:style>
    <style:style style:name="P24" style:parent-style-name="Normal" style:family="paragraph">
      <style:text-properties style:font-name="Arial" style:font-name-complex="Arial" fo:language="en" fo:country="GB"/>
    </style:style>
    <style:style style:name="P25" style:parent-style-name="Normal" style:family="paragraph">
      <style:text-properties style:font-name="Arial" style:font-name-complex="Arial" fo:language="en" fo:country="GB"/>
    </style:style>
    <style:style style:name="P26" style:parent-style-name="Normal" style:family="paragraph">
      <style:text-properties style:font-name="Arial" style:font-name-complex="Arial" fo:language="en" fo:country="GB"/>
    </style:style>
    <style:style style:name="P27" style:parent-style-name="Normal" style:family="paragraph">
      <style:text-properties style:font-name="Arial" style:font-name-complex="Arial" fo:language="en" fo:country="GB"/>
    </style:style>
    <style:style style:name="P28" style:parent-style-name="Normal" style:family="paragraph">
      <style:text-properties style:font-name="Arial" style:font-name-complex="Arial" fo:language="en" fo:country="GB"/>
    </style:style>
    <style:style style:name="P2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GB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9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0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42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43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44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5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48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49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5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51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52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53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54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55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56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5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58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5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1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62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63" style:parent-style-name="Normal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64" style:parent-style-name="Normal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6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6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0" style:parent-style-name="Normal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7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6" style:parent-style-name="Normal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7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7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80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81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8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8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8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8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86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87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88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8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5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9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0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19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20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2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22" style:parent-style-name="Normal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23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2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2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26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27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28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2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0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3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4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3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3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4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0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5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58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5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2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6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7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6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7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7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72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73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74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75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7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77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7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7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4" style:parent-style-name="Normal" style:family="paragraph">
      <style:paragraph-properties fo:margin-left="1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85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18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8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9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08" style:parent-style-name="Normal" style:family="paragraph">
      <style:paragraph-properties fo:margin-left="0.5in" fo:text-inden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20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10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21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12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213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en" fo:country="GB"/>
    </style:style>
    <style:style style:name="P214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21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1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1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1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19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22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2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3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3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3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3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34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23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3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37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238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 fo:language="en" fo:country="GB"/>
    </style:style>
    <style:style style:name="P23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4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5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6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7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4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5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8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90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9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9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93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</office:automatic-styles>
  <office:body>
    <office:text text:use-soft-page-breaks="true">
      <text:p text:style-name="P1">R Coding Assignment</text:p>
      <text:p text:style-name="P2">Requirements:</text:p>
      <text:p text:style-name="P3">Using the files that you already have received by email (i.e., one or both unicef_indicator_1.csv and unicef_indicator_2.csv files as well as unicef_metadata.csv file), create an html report that<text:s/>contains a story (i.e., narrative) and some visualisations to support this story.</text:p>
      <text:p text:style-name="P4">This html report must be rendered from a Quarto document (.qmd) and published with GitHub Pages.</text:p>
      <text:p text:style-name="P5"/>
      <text:p text:style-name="P6">Story</text:p>
      <text:p text:style-name="P7">You can copy-paste the exact same text included in your Tableau Dashboard assignment. You can also modify it or write a new one if you prefer. This story has to use Markdown emphasis style (e.g., title levels, italic/bold font, list and bullet points, . . . ).</text:p>
      <text:p text:style-name="P8"/>
      <text:p text:style-name="P9">Visualisations</text:p>
      <text:p text:style-name="P10">They will have to be created with ggplot2. You need to include at least 4 visualisations:</text:p>
      <text:p text:style-name="P11">• A World Map chart,</text:p>
      <text:p text:style-name="P12">• A bar chart,</text:p>
      <text:p text:style-name="P13">• A scatterplot with a linear regression line,</text:p>
      <text:p text:style-name="P14">• A time-series chart.</text:p>
      <text:p text:style-name="P15"/>
      <text:p text:style-name="P16">Assessment Criteria</text:p>
      <text:p text:style-name="P17">• Overall R Code (25%)</text:p>
      <text:p text:style-name="P18">• Data Transformations (25%)</text:p>
      <text:p text:style-name="P19">• Visualisation Design (25%)</text:p>
      <text:p text:style-name="P20">•<text:s/>Markdown Style (25%)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Coding<text:s/></text:p>
      <text:p text:style-name="P30">1. Upload file and import data:<text:s/></text:p>
      <text:p text:style-name="P31">Step 1: Upload file using upload button (csv file are basically text files)<text:s/></text:p>
      <text:p text:style-name="P32">Step 2: Import to create an object containing our data (copy and past the first line of code into R<text:s/>script)<text:s/></text:p>
      <text:p text:style-name="P33">Step 3: Ensure code reproducibility, open data with function e.g.<text:s/></text:p>
      <text:p text:style-name="P34">my_file_object &lt;- read.csv(file = "C:/path/to/my/file.csv")</text:p>
      <text:p text:style-name="P35">my_file_object &lt;- read.csv("C:/path/to/my/file.csv")</text:p>
      <text:p text:style-name="P36"/>
      <text:p text:style-name="P37">2. Install packages</text:p>
      <text:p text:style-name="P38">a. Tidyverse:<text:s/></text:p>
      <text:p text:style-name="P39">install.packages("tidyverse")</text:p>
      <text:p text:style-name="P40">library(tidyverse)</text:p>
      <text:p text:style-name="P41">Functions:</text:p>
      <text:p text:style-name="P42">filter(): Subset observations (pick observations by their values)</text:p>
      <text:p text:style-name="P43">select(): Subset variables (pick variables by their names)</text:p>
      <text:p text:style-name="P44">mutate(): Make new variables (create new variables with functions of existing variables)</text:p>
      <text:p text:style-name="P45">summarise(): Summarise data (collapse many values down to a single summary)</text:p>
      <text:p text:style-name="P46"/>
      <text:p text:style-name="P47">b. Gapminder</text:p>
      <text:p text:style-name="P48">install.packages("gapminder")</text:p>
      <text:p text:style-name="P49">library(gapminder)</text:p>
      <text:p text:style-name="P50">Functions:</text:p>
      <text:p text:style-name="P51">country: Name of country.</text:p>
      <text:p text:style-name="P52">year: Year of the observation (between 1952 and 2007).</text:p>
      <text:p text:style-name="P53">pop: Number of people living in the country.</text:p>
      <text:p text:style-name="P54">continent: Which of the five continents the country is part of.</text:p>
      <text:p text:style-name="P55">lifeExp: Life expectancy in years.</text:p>
      <text:p text:style-name="P56">gdpPercap: Gross domestic product (in US dollars).</text:p>
      <text:soft-page-break/>
      <text:p text:style-name="P57">Filter data (an example):</text:p>
      <text:p text:style-name="P58">filter(gapminder, country == "Ireland")</text:p>
      <text:p text:style-name="P59"/>
      <text:p text:style-name="P60">Multiple filters (an example):</text:p>
      <text:p text:style-name="P61">gapminder_ireland &lt;- filter(gapminder, country == "Ireland")</text:p>
      <text:p text:style-name="P62">gapminder_ireland_2007 &lt;- filter(gapminder_ireland, year == 2007)</text:p>
      <text:p text:style-name="P63">gapminder_ireland_2007 &lt;- filter(gapminder, country == "Ireland", year == 2007)</text:p>
      <text:p text:style-name="P64"/>
      <text:p text:style-name="P65">Select function:</text:p>
      <text:p text:style-name="P66"><text:tab/><text:tab/>select(gapminder, country, year, pop)</text:p>
      <text:p text:style-name="P67"/>
      <text:p text:style-name="P68">Keep/Remove variables:</text:p>
      <text:p text:style-name="P69"><text:tab/><text:tab/>gapminder_keep &lt;- select(gapminder, country, year, pop)</text:p>
      <text:p text:style-name="P70">gapminder_remove &lt;- select(gapminder, -continent, -lifeExp, -gdpPercap)</text:p>
      <text:p text:style-name="P71"/>
      <text:p text:style-name="P72">Mutate Function:</text:p>
      <text:p text:style-name="P73"><text:tab/><text:tab/>mutate(gapminder, gdp_total = pop * gdpPercap)</text:p>
      <text:p text:style-name="P74"/>
      <text:p text:style-name="P75">Summarize Function:</text:p>
      <text:p text:style-name="P76">summarise(gapminder, sum_pop = sum(pop), mean_pop = mean(pop), sd_pop = sd(pop))</text:p>
      <text:p text:style-name="P77"/>
      <text:p text:style-name="P78">Join 2 Tables with same index name:</text:p>
      <text:p text:style-name="P79">1.<text:s/><text:tab/><text:tab/>table_1 &lt;- gapminder %&gt;%<text:s/></text:p>
      <text:p text:style-name="P80">select(country, year, pop)</text:p>
      <text:p text:style-name="P81">table_2 &lt;- gapminder %&gt;%<text:s/></text:p>
      <text:p text:style-name="P82"><text:s text:c="2"/><text:tab/><text:tab/>select(country, year, lifeExp)</text:p>
      <text:p text:style-name="P83"/>
      <text:p text:style-name="P84"/>
      <text:p text:style-name="P85">2. <text:s/><text:tab/><text:tab/>table_right_joined &lt;- right_join(table_1, table_2)</text:p>
      <text:soft-page-break/>
      <text:p text:style-name="P86">table_left_joined &lt;- left_join(table_1, table_2)</text:p>
      <text:p text:style-name="P87">table_inner_joined &lt;- inner_join(table_1, table_2)</text:p>
      <text:p text:style-name="P88">table_full_joined &lt;- full_join(table_1, table_2)</text:p>
      <text:p text:style-name="P89"/>
      <text:p text:style-name="P90">3.<text:tab/><text:tab/>manual_join &lt;-<text:s/>full_join(table_1, table_2, by = c("country", "year"))</text:p>
      <text:p text:style-name="P91"/>
      <text:p text:style-name="P92">Join 2 Tables with Different Index Name</text:p>
      <text:p text:style-name="P93">1.<text:s/><text:tab/><text:tab/>table_1 &lt;- gapminder %&gt;%<text:s/></text:p>
      <text:p text:style-name="P94"><text:s text:c="2"/><text:tab/><text:tab/>select(country, year, pop)</text:p>
      <text:p text:style-name="P95">table_2 &lt;- gapminder %&gt;%<text:s/></text:p>
      <text:p text:style-name="P96"><text:s text:c="2"/><text:tab/><text:tab/>select(country_measure = country, year_measure = year, lifeExp)</text:p>
      <text:p text:style-name="P97"/>
      <text:p text:style-name="P98">2.<text:s/><text:tab/><text:tab/>manual_join &lt;-<text:s/></text:p>
      <text:p text:style-name="P99"><text:s text:c="2"/><text:tab/><text:tab/>full_join(</text:p>
      <text:p text:style-name="P100"><text:s text:c="4"/><text:tab/><text:tab/>table_1,<text:s/></text:p>
      <text:p text:style-name="P101"><text:s text:c="4"/><text:tab/><text:tab/>table_2,<text:s/></text:p>
      <text:p text:style-name="P102"><text:s text:c="4"/><text:tab/><text:tab/>by = c("country" = "country_measure", "year" = "year_measure")</text:p>
      <text:p text:style-name="P103"><text:s text:c="2"/><text:tab/><text:tab/>)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Visualisations in R with (ggplot2)<text:s/></text:p>
      <text:soft-page-break/>
      <text:p text:style-name="P117">1. Install gapminder dataset</text:p>
      <text:p text:style-name="P118"><text:tab/><text:tab/>#install.packages("gapminder")</text:p>
      <text:p text:style-name="P119">library(gapminder)</text:p>
      <text:p text:style-name="P120">str(gapminder)<text:s/></text:p>
      <text:p text:style-name="P121">Using (ggplot2) in the (tidyverse)</text:p>
      <text:p text:style-name="P122"># install.packages("tidyverse") if not done already (check list of packages)</text:p>
      <text:p text:style-name="P123">library(tidyverse)</text:p>
      <text:p text:style-name="P124"/>
      <text:p text:style-name="P125">2. Aesthetic Mapping</text:p>
      <text:p text:style-name="P126">ggplot(data = my_dataframe) +</text:p>
      <text:p text:style-name="P127">aes(x =<text:s/>my_xaxis_variable, y = my_yaxis_variable)</text:p>
      <text:p text:style-name="P128">ggplot(data = my_dataframe) +</text:p>
      <text:p text:style-name="P129"><text:s/><text:tab/><text:tab/><text:tab/>aes(x = my_xaxis_variable, y = my_yaxis_variable)</text:p>
      <text:p text:style-name="P130">ggplot(my_dataframe) +</text:p>
      <text:p text:style-name="P131"><text:s text:c="2"/><text:tab/><text:tab/><text:tab/>aes(my_xaxis_variable, my_yaxis_variable)</text:p>
      <text:p text:style-name="P132"/>
      <text:p text:style-name="P133">Aesthetics:<text:s/><text:tab/>ggplot(data = my_dataframe) +</text:p>
      <text:p text:style-name="P134"><text:s/>aes(</text:p>
      <text:p text:style-name="P135"><text:s/><text:tab/><text:tab/><text:s/><text:tab/>x = my_xaxis_variable,<text:s/></text:p>
      <text:p text:style-name="P136"><text:s text:c="3"/><text:tab/><text:tab/><text:tab/>y = my_yaxis_variable,</text:p>
      <text:p text:style-name="P137"><text:s text:c="3"/><text:tab/><text:tab/><text:tab/>color = my_color_variable,</text:p>
      <text:p text:style-name="P138"><text:s text:c="3"/><text:tab/><text:tab/><text:tab/>fill = my_fill_variable,</text:p>
      <text:p text:style-name="P139"><text:s text:c="3"/><text:tab/><text:tab/><text:tab/>shape = my_shape_variable,</text:p>
      <text:p text:style-name="P140"><text:s text:c="3"/><text:tab/><text:tab/><text:tab/>size = my_size_variable</text:p>
      <text:p text:style-name="P141"><text:s text:c="2"/><text:tab/><text:tab/><text:tab/>)</text:p>
      <text:p text:style-name="P142"/>
      <text:p text:style-name="P143"/>
      <text:p text:style-name="P144"/>
      <text:p text:style-name="P145"/>
      <text:p text:style-name="P146">Geometries:<text:s/></text:p>
      <text:soft-page-break/>
      <text:p text:style-name="P147">Scatterplots:<text:s/><text:tab/>ggplot(data = my_dataframe) +</text:p>
      <text:p text:style-name="P148"><text:s text:c="2"/><text:tab/><text:tab/><text:tab/>aes(x = my_xaxis_variable, y = my_yaxis_variable) +</text:p>
      <text:p text:style-name="P149"><text:s text:c="2"/><text:tab/><text:tab/><text:tab/>geom_point()</text:p>
      <text:p text:style-name="P150">ggplot(data = gapminder) +</text:p>
      <text:p text:style-name="P151"><text:s text:c="2"/><text:tab/><text:tab/><text:tab/>aes(x = gdpPercap, y = lifeExp, color = continent) +</text:p>
      <text:p text:style-name="P152"><text:s text:c="2"/><text:tab/><text:tab/><text:tab/>geom_point()</text:p>
      <text:p text:style-name="P153">Line graph: ggplot(data = gapminder) +</text:p>
      <text:p text:style-name="P154"><text:s text:c="2"/><text:tab/><text:tab/><text:tab/>aes(x = year, y = lifeExp, color =<text:s/>country) +</text:p>
      <text:p text:style-name="P155"><text:s text:c="2"/><text:tab/><text:tab/><text:tab/>geom_line() +</text:p>
      <text:p text:style-name="P156"><text:s text:c="2"/><text:tab/><text:tab/><text:tab/>guides(color ="none")</text:p>
      <text:p text:style-name="P157">Bar Graphs:</text:p>
      <text:p text:style-name="P158">gapminder_avg_continent_2007 &lt;- gapminder %&gt;%<text:s/></text:p>
      <text:p text:style-name="P159"><text:s text:c="2"/><text:tab/><text:tab/><text:tab/>filter(year == 2007) %&gt;%<text:s/></text:p>
      <text:p text:style-name="P160"><text:s text:c="2"/><text:tab/><text:tab/><text:tab/>group_by(continent) %&gt;%<text:s/></text:p>
      <text:p text:style-name="P161"><text:s text:c="2"/><text:tab/><text:tab/><text:tab/>summarise(m_lifeExp = mean(lifeExp))</text:p>
      <text:p text:style-name="P162">ggplot(data = gapminder_avg_continent_2007) +</text:p>
      <text:p text:style-name="P163"><text:s text:c="2"/><text:tab/><text:tab/><text:tab/>aes(x = continent, y = m_lifeExp, fill = continent) +</text:p>
      <text:p text:style-name="P164"><text:s text:c="2"/><text:tab/><text:tab/><text:tab/>geom_col()</text:p>
      <text:p text:style-name="P165"/>
      <text:p text:style-name="P166">Removing grey background:<text:s/></text:p>
      <text:p text:style-name="P167">ggplot(gapminder) +</text:p>
      <text:p text:style-name="P168"><text:s text:c="2"/><text:tab/><text:tab/><text:tab/>aes(x = gdpPercap, y = lifeExp, color = continent) +</text:p>
      <text:p text:style-name="P169"><text:s text:c="2"/><text:tab/><text:tab/><text:tab/>geom_point() +</text:p>
      <text:p text:style-name="P170"><text:s text:c="2"/><text:tab/><text:tab/><text:tab/>theme_bw()</text:p>
      <text:p text:style-name="P171">Themes in ggplot2: theme_bw()</text:p>
      <text:p text:style-name="P172">theme_classic()</text:p>
      <text:p text:style-name="P173">theme_minimal()</text:p>
      <text:p text:style-name="P174">theme_dark()</text:p>
      <text:p text:style-name="P175">theme_light()</text:p>
      <text:p text:style-name="P176">Facets:</text:p>
      <text:p text:style-name="P177">ggplot(gapminder) +</text:p>
      <text:soft-page-break/>
      <text:p text:style-name="P178"><text:s text:c="2"/><text:tab/><text:tab/><text:tab/>aes(x = year, y = lifeExp, color = continent) +</text:p>
      <text:p text:style-name="P179"><text:s text:c="2"/><text:tab/><text:tab/><text:tab/>geom_point() +</text:p>
      <text:p text:style-name="P180"><text:s text:c="2"/><text:tab/><text:tab/><text:tab/>facet_wrap(~ continent, nrow = 1) +</text:p>
      <text:p text:style-name="P181"><text:s text:c="2"/><text:tab/><text:tab/><text:tab/>labs(</text:p>
      <text:p text:style-name="P182"><text:s text:c="4"/><text:tab/><text:tab/><text:tab/><text:tab/>x = "Year (from 1952 to<text:s/>2007)",</text:p>
      <text:p text:style-name="P183"><text:s text:c="4"/><text:tab/><text:tab/><text:tab/><text:tab/>y = "Life Expectancy",</text:p>
      <text:p text:style-name="P184">title = "Evolution of life expectancy from 1952 to 2007 per continent."</text:p>
      <text:p text:style-name="P185">) +</text:p>
      <text:p text:style-name="P186"><text:s text:c="2"/><text:tab/><text:tab/><text:tab/>theme_classic()</text:p>
      <text:p text:style-name="P187">labs() can actually rename many more texts like colour, subtitle, caption, ...</text:p>
      <text:p text:style-name="P188"/>
      <text:p text:style-name="P189">Additional options:</text:p>
      <text:p text:style-name="P190">ggplot(gapminder) +</text:p>
      <text:p text:style-name="P191"><text:s text:c="2"/>aes(x = year, y = lifeExp, color = continent) +</text:p>
      <text:p text:style-name="P192"><text:s text:c="2"/>geom_point(alpha = 0.2, size = 1) +</text:p>
      <text:p text:style-name="P193"><text:s text:c="2"/>geom_smooth(method = "lm") +</text:p>
      <text:p text:style-name="P194"><text:s text:c="2"/>facet_wrap(~ continent, nrow = 1) +</text:p>
      <text:p text:style-name="P195"><text:s text:c="2"/>scale_x_continuous(breaks = c(1960, 1980, 2000)) +</text:p>
      <text:p text:style-name="P196"><text:s text:c="2"/>labs(</text:p>
      <text:p text:style-name="P197"><text:s text:c="4"/>x = "Year (from 1952 to<text:s/>2007)",</text:p>
      <text:p text:style-name="P198"><text:s text:c="4"/>y = "Life Expectancy",</text:p>
      <text:p text:style-name="P199"><text:s text:c="4"/>title = "Evolution of life expectancy from 1952 to 2007 per continent."</text:p>
      <text:p text:style-name="P200"><text:s text:c="2"/>) +</text:p>
      <text:p text:style-name="P201"><text:s text:c="2"/>theme_classic() +</text:p>
      <text:p text:style-name="P202"><text:s text:c="2"/>theme(text = element_text(size = 20)) +</text:p>
      <text:p text:style-name="P203"><text:s text:c="2"/>guides(color ="none")</text:p>
      <text:p text:style-name="P204"/>
      <text:p text:style-name="P205"/>
      <text:p text:style-name="P206">Map Visualisations:</text:p>
      <text:p text:style-name="P207">1 Install package:</text:p>
      <text:soft-page-break/>
      <text:p text:style-name="P208">install.packages("maps")</text:p>
      <text:p text:style-name="P209">Pop for each country in certain year:</text:p>
      <text:p text:style-name="P210">pop_2007 &lt;- gapminder %&gt;%<text:s/></text:p>
      <text:p text:style-name="P211"><text:s/><text:tab/><text:tab/>filter(year == 2007)</text:p>
      <text:p text:style-name="P212">map_world &lt;- map_data("world")<text:s/></text:p>
      <text:p text:style-name="P213">map_pop_2007 &lt;- full_join(map_world, pop_2007, by = c("region" = "country"))</text:p>
      <text:p text:style-name="P214">ggplot(data = map_pop_2007) +</text:p>
      <text:p text:style-name="P215"><text:s text:c="2"/><text:tab/><text:tab/>aes(x = long, y = lat, group = group, fill = pop) +</text:p>
      <text:p text:style-name="P216"><text:s text:c="2"/><text:tab/><text:tab/>geom_polygon()</text:p>
      <text:p text:style-name="P217"/>
      <text:p text:style-name="P218">Visuals:<text:s/></text:p>
      <text:p text:style-name="P219">ggplot(data = map_pop_2007) +</text:p>
      <text:p text:style-name="P220"><text:s text:c="2"/><text:tab/><text:tab/>aes(x = long, y = lat, group = group, fill = pop) +</text:p>
      <text:p text:style-name="P221"><text:s/><text:tab/><text:tab/>geom_polygon()</text:p>
      <text:p text:style-name="P222"/>
      <text:p text:style-name="P223">ggplot(data = map_pop_2007) +</text:p>
      <text:p text:style-name="P224"><text:s text:c="2"/>aes(x = long, y = lat, group = group, fill = pop) +</text:p>
      <text:p text:style-name="P225"><text:s text:c="2"/>geom_polygon() +</text:p>
      <text:p text:style-name="P226"><text:s text:c="2"/>scale_fill_gradient(low = "yellow", high = "red", na.value = "grey") +</text:p>
      <text:p text:style-name="P227"><text:s text:c="2"/>labs(</text:p>
      <text:p text:style-name="P228"><text:s text:c="4"/>title = "Differences between countries regarding their population in 2007",</text:p>
      <text:p text:style-name="P229"><text:s text:c="4"/>subtitle = "Countries in grey have no data due to a mismatch with their names",</text:p>
      <text:p text:style-name="P230"><text:s text:c="4"/>caption = "Source: R package {gapminder}",</text:p>
      <text:p text:style-name="P231"><text:s text:c="4"/>x = "Longitude",</text:p>
      <text:p text:style-name="P232"><text:s text:c="4"/>y = "Latitude",</text:p>
      <text:p text:style-name="P233"><text:s text:c="4"/>fill = "Country Population"</text:p>
      <text:p text:style-name="P234">) +</text:p>
      <text:p text:style-name="P235"><text:s text:c="2"/>theme_bw()</text:p>
      <text:p text:style-name="P236">To manually change the name of some countries to match with the data from {maps}, please use<text:s/>the following code:</text:p>
      <text:soft-page-break/>
      <text:p text:style-name="P237">gapminder$country &lt;- as.character(gapminder$country)</text:p>
      <text:p text:style-name="P238">gapminder$country[gapminder$country == "Afghanistan"] &lt;- "AAAA"</text:p>
      <text:p text:style-name="P239"/>
      <text:p text:style-name="P240">GGPlot and Pipes</text:p>
      <text:p text:style-name="P241"># this classic representation:</text:p>
      <text:p text:style-name="P242">ggplot(data = gapminder) +</text:p>
      <text:p text:style-name="P243"><text:s text:c="2"/>aes(x = gdpPercap, y = lifeExp, color = continent)</text:p>
      <text:p text:style-name="P244"><text:s text:c="2"/>geom_point()</text:p>
      <text:p text:style-name="P245"># is the same as:</text:p>
      <text:p text:style-name="P246">gapminder %&gt;%<text:s/></text:p>
      <text:p text:style-name="P247"><text:s text:c="2"/>ggplot() +</text:p>
      <text:p text:style-name="P248"><text:s text:c="2"/>aes(x = gdpPercap, y = lifeExp, color = continent) +</text:p>
      <text:p text:style-name="P249"><text:s text:c="2"/>geom_point()</text:p>
      <text:p text:style-name="P250"># is the same as:</text:p>
      <text:p text:style-name="P251">gapminder %&gt;%<text:s/></text:p>
      <text:p text:style-name="P252"><text:s text:c="2"/>ggplot(aes(x = gdpPercap, y = lifeExp, color = continent)) +</text:p>
      <text:p text:style-name="P253"><text:s text:c="2"/>geom_point()</text:p>
      <text:p text:style-name="P254"/>
      <text:p text:style-name="P255">Filter to ggplots</text:p>
      <text:p text:style-name="P256">gapminder %&gt;%<text:s/></text:p>
      <text:p text:style-name="P257"><text:s text:c="2"/>filter(country == "Ireland") %&gt;%<text:s/></text:p>
      <text:p text:style-name="P258"><text:s text:c="2"/>ggplot(aes(year, lifeExp, color = country)) +</text:p>
      <text:p text:style-name="P259"><text:s text:c="2"/>geom_line()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>Mutate to ggplots</text:p>
      <text:p text:style-name="P267">gapminder %&gt;%<text:s/></text:p>
      <text:soft-page-break/>
      <text:p text:style-name="P268"><text:s text:c="2"/>mutate(gdpPercountry = gdpPercap*pop) %&gt;%<text:s/></text:p>
      <text:p text:style-name="P269"><text:s text:c="2"/>filter(country == "Ireland") %&gt;%<text:s/></text:p>
      <text:p text:style-name="P270"><text:s text:c="2"/>ggplot(aes(gdpPercountry, lifeExp, color = country)) +</text:p>
      <text:p text:style-name="P271"><text:s text:c="2"/>geom_line()</text:p>
      <text:p text:style-name="P272"/>
      <text:p text:style-name="P273">Summarise to ggplot</text:p>
      <text:p text:style-name="P274">gapminder %&gt;%<text:s/></text:p>
      <text:p text:style-name="P275"><text:s text:c="2"/>group_by(year, continent) %&gt;%<text:s/></text:p>
      <text:p text:style-name="P276"><text:s text:c="2"/>summarise(m_pop = mean(pop)) %&gt;%<text:s/></text:p>
      <text:p text:style-name="P277"><text:s text:c="2"/>ggplot(aes(year, m_pop, color = continent)) +</text:p>
      <text:p text:style-name="P278"><text:s text:c="2"/>geom_line()</text:p>
      <text:p text:style-name="P279"/>
      <text:p text:style-name="P280">gapminder %&gt;%<text:s/></text:p>
      <text:p text:style-name="P281"><text:s text:c="2"/>filter(year == 2007) %&gt;%<text:s/></text:p>
      <text:p text:style-name="P282"><text:s text:c="2"/>group_by(continent) %&gt;%<text:s/></text:p>
      <text:p text:style-name="P283"><text:s text:c="2"/>summarise(s_pop = sum(pop)) %&gt;%<text:s/></text:p>
      <text:p text:style-name="P284"><text:s text:c="2"/>ggplot(aes(continent, s_pop, fill = continent)) +</text:p>
      <text:p text:style-name="P285"><text:s text:c="2"/>geom_col()</text:p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slinn Mc</meta:initial-creator>
    <dc:creator>Aislinn Mc</dc:creator>
    <meta:creation-date>2024-03-25T19:05:00Z</meta:creation-date>
    <dc:date>2024-03-26T19:56:00Z</dc:date>
    <meta:template xlink:href="Normal" xlink:type="simple"/>
    <meta:editing-cycles>2</meta:editing-cycles>
    <meta:editing-duration>PT17760S</meta:editing-duration>
    <meta:document-statistic meta:page-count="10" meta:paragraph-count="16" meta:word-count="1257" meta:character-count="8409" meta:row-count="59" meta:non-whitespace-character-count="7168"/>
  </office:meta>
</office:document-meta>
</file>